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fo:font-style="italic" style:font-size-asian="10.5pt" style:font-style-asian="italic" style:font-size-complex="10.5pt" style:font-style-complex="italic"/>
    </style:style>
    <style:style style:name="P31"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2" style:family="paragraph" style:parent-style-name="Text_20_body_20_indent">
      <style:text-properties style:font-name="Times New Roman" fo:font-size="8pt" fo:font-weight="normal" style:font-size-asian="8pt" style:font-weight-asian="normal" style:font-size-complex="8pt"/>
    </style:style>
    <style:style style:name="P33"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7"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39"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40"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fo:font-style="italic" style:font-size-asian="10.5pt" style:font-style-asian="italic" style:font-size-complex="10.5pt"/>
    </style:style>
    <style:style style:name="P41"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font-style-complex="italic"/>
    </style:style>
    <style:style style:name="T6" style:family="text">
      <style:text-properties fo:font-weight="normal" style:font-weight-asian="normal"/>
    </style:style>
    <style:style style:name="T7" style:family="text">
      <style:text-properties style:font-name="Times New Roman" fo:font-size="10.5pt" style:font-size-asian="10.5pt" style:font-size-complex="10.5pt"/>
    </style:style>
    <style:style style:name="T8" style:family="text">
      <style:text-properties fo:language="it" fo:country="IT" fo:font-weight="bold" style:language-asian="it" style:country-asian="IT" style:font-weight-asian="bold" style:font-weight-complex="bold"/>
    </style:style>
    <style:style style:name="T9" style:family="text">
      <style:text-properties fo:language="it" fo:country="IT" fo:font-weight="bold" fo:background-color="#ffff00" style:language-asian="it" style:country-asian="IT" style:font-weight-asian="bold" style:font-weight-complex="bold"/>
    </style:style>
    <style:style style:name="T10" style:family="text">
      <style:text-properties fo:background-color="#ffff00"/>
    </style:style>
    <style:style style:name="T11"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8"><text:span text:style-name="Car._20_predefinito_20_paragrafo"><text:span text:style-name="T7">[progettisti.cap] [progettisti.comune] ([progettisti.prov])</text:span></text:span></text:p>
            <text:p text:style-name="P18"><text:span text:style-name="Car._20_predefinito_20_paragrafo"><text:span text:style-name="T7">[progettisti.pec]</text:span></text:span></text:p>
            <text:p text:style-name="P18"><text:span text:style-name="Car._20_predefinito_20_paragrafo"><text:span text:style-name="T7"/></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2">Richiesta di </text:span><text:span text:style-name="T9">deroga al Regolamento Edilizio e alle norme di livello puntuale del PUC/ Richiesta di parere preventivo in ordine all'aspetto estetico</text:span><text:span text:style-name="T8"> presentata in data [data_presentazione] e recepita agli atti al prot. n° [protocollo] del [data_protocollo] [oggetto] </text:span><text:span text:style-name="T1">presso l’immobile sito in Savona [ubicazione].</text:span></text:p>
          </table:table-cell>
        </table:table-row>
      </table:table>
      <text:p text:style-name="P27"/>
      <text:p text:style-name="P28">Con riferimento alla sopra richiamata istanza, si comunica che la Commissione Edilizia, <text:s/>ha esaminato, nella seduta del [data_rilascio_ce], la richiesta in oggetto esprimendo il seguente parere: “<text:span text:style-name="T5">favorevole</text:span> <text:s/><text:span text:style-name="T5">[prescrizioni_ce].”</text:span></text:p>
      <text:p text:style-name="P39"/>
      <text:p text:style-name="P33"><text:tab/><text:span text:style-name="T11">Con la presente si esprime pertanto l’assenso alla deroga in esame relativamente all'intervento in oggetto precisando che la stessa </text:span><text:span text:style-name="T3">non costituisce titolo abilitativo</text:span><text:span text:style-name="T11"> per l’esecuzione delle opere per la cui realizzazione dovrà essere preventivamente presentata apposita </text:span><text:span text:style-name="T10">denuncia di inizio attività/segnalazione certificata di inizio attività </text:span><text:span text:style-name="T11">ai sensi della normativa vigente.</text:span></text:p>
      <text:p text:style-name="P29"/>
      <text:p text:style-name="P30">Oppure </text:p>
      <text:p text:style-name="P29"/>
      <text:p text:style-name="P29">A tale riguardo si precisa che il <text:span text:style-name="T10">parere espresso </text:span><text:span text:style-name="T1">non costituisce titolo abilitativo</text:span> per l’esecuzione delle opere per la cui realizzazione dovrà essere preventivamente presentata apposita denuncia di inizio attività/ segnalazione di inizio attività ai sensi della normativa vigente.</text:p>
      <text:p text:style-name="P33"/>
      <text:p text:style-name="P37">Oppure</text:p>
      <text:p text:style-name="P36"><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38"/>
      <text:p text:style-name="P38">Distinti saluti.</text:p>
      <text:p text:style-name="P29"><text:soft-page-break/></text:p>
      <table:table table:name="Tabella4" table:style-name="Tabella4">
        <table:table-column table:style-name="Tabella4.A"/>
        <table:table-column table:style-name="Tabella4.B"/>
        <table:table-row table:style-name="Tabella4.1">
          <table:table-cell table:style-name="Tabella4.A1" office:value-type="string">
            <text:p text:style-name="P35">Il responsabile del Servizio </text:p>
            <text:p text:style-name="P35">Geom. Ivo Maffioli </text:p>
            <text:p text:style-name="P35"/>
          </table:table-cell>
          <table:table-cell table:style-name="Tabella4.A1" office:value-type="string">
            <text:p text:style-name="P34">Il Dirigente</text:p>
            <text:p text:style-name="P34">Arch. Giovanna Macario</text:p>
          </table:table-cell>
        </table:table-row>
        <table:table-row table:style-name="Tabella4.1">
          <table:table-cell table:style-name="Tabella4.A1" office:value-type="string">
            <text:p text:style-name="P34">L’istruttore tecnico</text:p>
            <text:p text:style-name="P40">[istruttore_tecnico]</text:p>
          </table:table-cell>
          <table:table-cell table:style-name="Tabella4.A1" office:value-type="string">
            <text:p text:style-name="P35"/>
          </table:table-cell>
        </table:table-row>
      </table:table>
      <text:p text:style-name="P17"/>
      <text:h text:style-name="P41"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1">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4">Gli stessi dati possono altresì essere comunicati a privati o enti pubblici economici qualora ciò sia previsto da una norma di legge o di regolamento.</text:p>
      <text:p text:style-name="P32"/>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2"/>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2"/>
      <text:p text:style-name="P26">Titolari del trattamento.</text:p>
      <text:p text:style-name="P25"><text:span text:style-name="T6">Il Comune di Savona assume la qualifica </text:span><text:span text:style-name="T4">di titolare del trattamento dei dati personali</text:span><text:span text:style-name="T6">.</text:span></text:p>
      <text:p text:style-name="P24">Il responsabile del trattamento dei dati personali è il Direttore del Settore Pianificazione Territoriale Arch. Giovanna Macario.</text:p>
      <text:p text:style-name="P32"/>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2"/>
      <text:p text:style-name="P26">Consenso.</text:p>
      <text:p text:style-name="P24">Il Comune di Savona, in quanto soggetto pubblico, non deve acquisire il consenso degli interessati per poter trattare i loro dati personali.</text:p>
      <text:p text:style-name="P3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text-properties fo:font-size="8pt" fo:font-style="italic" style:font-size-asian="8pt" style:font-style-asian="italic"/>
    </style:style>
    <style:style style:name="MP7"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5">Geom. Ivo Maffioli</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291/294/671/363/364</text:p>
              <text:p text:style-name="MP6">telefax 019-8310356</text:p>
            </table:table-cell>
            <table:table-cell table:style-name="Tabella2.B2" office:value-type="string">
              <text:p text:style-name="MP5">Ufficio per visione atti:</text:p>
              <text:p text:style-name="MP6">Orario:</text:p>
            </table:table-cell>
            <table:table-cell table:style-name="Tabella2.D2" office:value-type="string">
              <text:p text:style-name="MP5">Servizio Edilizia Privata </text:p>
              <text:p text:style-name="MP6">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6">[data_presentazione]</text:p>
            </table:table-cell>
          </table:table-row>
        </table:table>
        <text:p text:style-name="MP7"/>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30T10:56:09.27</dc:date>
    <meta:print-date>2013-02-20T09:35:00</meta:print-date>
    <meta:editing-cycles>33</meta:editing-cycles>
    <meta:editing-duration>PT2H25M26S</meta:editing-duration>
    <meta:generator>OpenOffice/4.1.0$Win32 OpenOffice.org_project/410m18$Build-9764</meta:generator>
    <meta:document-statistic meta:table-count="5" meta:image-count="1" meta:object-count="0" meta:page-count="2" meta:paragraph-count="76" meta:word-count="709" meta:character-count="5396"/>
  </office:meta>
</office:document-meta>
</file>